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4f13" officeooo:paragraph-rsid="00174f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chary Zimmerman</text:p>
      <text:p text:style-name="P1">Senior Project Fall 2014</text:p>
      <text:p text:style-name="P1">Week 12 Journal</text:p>
      <text:p text:style-name="P1">October 31</text:p>
      <text:p text:style-name="P1"><text:s text:c="5"/>1400-1700</text:p>
      <text:p text:style-name="P1"><text:s text:c="10"/>Documentation</text:p>
      <text:p text:style-name="P1">November 1</text:p>
      <text:p text:style-name="P1"><text:s text:c="5"/>1500-1800</text:p>
      <text:p text:style-name="P1"><text:s text:c="10"/>Commenting and small changes</text:p>
      <text:p text:style-name="P1">November 2</text:p>
      <text:p text:style-name="P1">November 3</text:p>
      <text:p text:style-name="P1">November 4</text:p>
      <text:p text:style-name="P1">November 5</text:p>
      <text:p text:style-name="P1">November 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20:36:24.472756062</meta:creation-date>
    <dc:date>2014-11-06T20:36:42.572931384</dc:date>
    <meta:editing-duration>P0D</meta:editing-duration>
    <meta:editing-cycles>1</meta:editing-cycles>
    <meta:document-statistic meta:table-count="0" meta:image-count="0" meta:object-count="0" meta:page-count="1" meta:paragraph-count="14" meta:word-count="30" meta:character-count="215" meta:non-whitespace-character-count="169"/>
    <meta:generator>LibreOffice/4.2.4.2$Linux_X86_64 LibreOffice_project/420m0$Build-2</meta:generator>
  </office:meta>
</office:document-meta>
</file>